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/>
    </style:style>
    <style:style style:name="Tabella1.A" style:family="table-column">
      <style:table-column-properties style:column-width="17.013cm" style:rel-column-width="65535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6.828cm" fo:margin-left="0cm" fo:margin-right="-0.009cm" table:align="margins"/>
    </style:style>
    <style:style style:name="Tabella2.A" style:family="table-column">
      <style:table-column-properties style:column-width="4.203cm" style:rel-column-width="16370*"/>
    </style:style>
    <style:style style:name="Tabella2.B" style:family="table-column">
      <style:table-column-properties style:column-width="6.486cm" style:rel-column-width="25259*"/>
    </style:style>
    <style:style style:name="Tabella2.C" style:family="table-column">
      <style:table-column-properties style:column-width="3.201cm" style:rel-column-width="12468*"/>
    </style:style>
    <style:style style:name="Tabella2.D" style:family="table-column">
      <style:table-column-properties style:column-width="2.937cm" style:rel-column-width="11438*"/>
    </style:style>
    <style:style style:name="Tabel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style:vertical-align="middle" fo:padding="0.097cm" fo:border="0.002cm solid #000000"/>
    </style:style>
    <style:style style:name="Tabella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.826cm"/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Heading"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-asian="SimSun" style:font-size-asian="10pt" style:font-name-complex="Tahoma" style:font-size-complex="10pt"/>
    </style:style>
    <style:style style:name="P6" style:family="paragraph" style:parent-style-name="Table_20_Contents">
      <style:text-properties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8pt" fo:font-weight="bold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text-properties fo:font-size="8pt" style:font-name-asian="SimSun" style:font-size-asian="10pt" style:font-name-complex="Tahoma" style:font-size-complex="10pt"/>
    </style:style>
    <style:style style:name="P11" style:family="paragraph" style:parent-style-name="Heading">
      <style:paragraph-properties fo:margin-top="0cm" fo:margin-bottom="0cm" fo:text-align="end" style:justify-single-word="false" style:shadow="none">
        <style:tab-stops/>
      </style:paragraph-properties>
      <style:text-properties style:font-name="Arial" fo:font-size="8pt" fo:font-weight="bol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-asian="SimSun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talogo: <text:span text:style-name="T2"><text:placeholder text:placeholder-type="text">&lt;o.name&gt;</text:placeholder></text:span>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5"><text:placeholder text:placeholder-type="text">&lt;for each="session in o.session_ids"&gt;</text:placeholder></text:p>
          </table:table-cell>
        </table:table-row>
        <table:table-row>
          <table:table-cell table:style-name="Tabella1.A1" office:value-type="string">
            <text:p text:style-name="P6">Edizione: <text:placeholder text:placeholder-type="text">&lt;session.name&gt;</text:placeholder></text:p>
          </table:table-cell>
        </table:table-row>
        <table:table-row>
          <table:table-cell table:style-name="Tabella1.A1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row>
                <table:table-cell table:style-name="Tabella2.A1" table:number-rows-spanned="2" office:value-type="string">
                  <text:p text:style-name="P8">Modulo</text:p>
                </table:table-cell>
                <table:table-cell table:style-name="Tabella2.A1" table:number-rows-spanned="2" office:value-type="string">
                  <text:p text:style-name="P8">Docente</text:p>
                </table:table-cell>
                <table:table-cell table:style-name="Tabella2.C1" table:number-columns-spanned="2" office:value-type="string">
                  <text:p text:style-name="P8">Ore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ella2.C2" office:value-type="string">
                  <text:p text:style-name="P8">Pianificate</text:p>
                </table:table-cell>
                <table:table-cell table:style-name="Tabella2.D2" office:value-type="string">
                  <text:p text:style-name="P8">Totali</text:p>
                </table:table-cell>
              </table:table-row>
              <table:table-row>
                <table:table-cell table:style-name="Tabella2.A3" table:number-columns-spanned="4" office:value-type="string">
                  <text:p text:style-name="P10"><text:placeholder text:placeholder-type="text">&lt;for each="base in session.lecturer_base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4" office:value-type="string">
                  <text:p text:style-name="P10"><text:placeholder text:placeholder-type="text">&lt;base.course_id.name&gt;</text:placeholder></text:p>
                </table:table-cell>
                <table:table-cell table:style-name="Tabella2.A4" office:value-type="string">
                  <text:p text:style-name="P10"><text:placeholder text:placeholder-type="text">&lt;base.base_lecturer_id.contact_lastname&gt;</text:placeholder><text:line-break/><text:placeholder text:placeholder-type="text">&lt;base.base_lecturer_2_id.contact_lastname&gt;</text:placeholder></text:p>
                </table:table-cell>
                <table:table-cell table:style-name="Tabella2.A4" office:value-type="string">
                  <text:p text:style-name="P11"><text:placeholder text:placeholder-type="text">&lt;get_planned(base.id,session.id)&gt;</text:placeholder></text:p>
                </table:table-cell>
                <table:table-cell table:style-name="Tabella2.A3" office:value-type="string">
                  <text:p text:style-name="P9"><text:placeholder text:placeholder-type="text">&lt;base.course_id.duration&gt;</text:placeholder></text:p>
                </table:table-cell>
              </table:table-row>
              <table:table-row>
                <table:table-cell table:style-name="Tabella2.A3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</table:table-row>
        <table:table-row>
          <table:table-cell table:style-name="Tabella1.A1" office:value-type="string">
            <text:p text:style-name="P7"><text:placeholder text:placeholder-type="text">&lt;/for&gt;</text:placeholder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1.826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Stato lezioni create nelle edizioni a catalogo (calendario pre-creazione)</text:span></text:p>
      </style:header>
      <style:footer>
        <text:p text:style-name="MP2"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8-09T12:45:38</dc:date>
    <meta:editing-duration>P4DT14M37S</meta:editing-duration>
    <meta:editing-cycles>199</meta:editing-cycles>
    <meta:generator>OpenOffice.org/3.3$Linux OpenOffice.org_project/330m20$Build-9567</meta:generator>
    <dc:creator>Nicola Riolini</dc:creator>
    <meta:document-statistic meta:table-count="2" meta:image-count="0" meta:object-count="0" meta:page-count="1" meta:paragraph-count="17" meta:word-count="36" meta:character-count="409"/>
    <meta:user-defined meta:name="Info 1"/>
    <meta:user-defined meta:name="Info 2"/>
    <meta:user-defined meta:name="Info 3"/>
    <meta:user-defined meta:name="Info 4"/>
  </office:meta>
</office:document-meta>
</file>